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aver.sampleStart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Saver.saveSample( SampleResult s , int nu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sultSaver.ResultSav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aver.processSample( SampleResult s , Counte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Saver.getError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.makeFileName( String contentType , boolean skipAutoNu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ultSaver.sampleOccurr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.ResultS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.getSkipAuto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Saver.getSucces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.get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.nex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.sampleStopp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